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955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16.591cm"/>
      <style:paragraph-properties style:writing-mode="lr-tb"/>
    </style:style>
    <style:style style:name="pr15" style:family="presentation" style:parent-style-name="Sub_20_Headline-notes">
      <style:graphic-properties fo:min-height="13.273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vera casa. Ada, la sua mamma e il suo fratellino Alan vivevano invece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si perdeva sistematicamente. La villa di Zangemann era in alto su una collina. Da lì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Fin da bambino, i computer avevano sempre affascinato Zangemann.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nel suo skateboard, in modo che questi avesse potuto fare un bel rumore mentre lo si guidava, come la sirena dei vigili del fuoco o come il lancio di un razzo. E avrebbe inventato una macchina per il gelato! Il computer avrebbe miscelato i gusti più incredibili e avrebbe anche venduto il gelato automaticamente. Le macchine sarebbero state posizionate all’angolo di ogni strada, e lui avrebbe potuto avere il gelato al suo gusto preferito ogni volta che ne avesse avuto voglia. Avrebbe costruito inoltre un robot per la pulizia e una macchina per lo smistamento dei blocchetti per le costruzioni, in modo che la sua camera fosse stata sempre pulita e ordinata. Zangemann aveva nuove idee come queste ogni giorno. Non riusciva a pensare a nient’altro.</text:p>
              <text:p/>
              <text:p>In effetti, 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potevano nel pomeriggio mangiare un gelato mescolato automaticamente da una delle macchine-mischia-gelato originali Zangemann. Sembrava una cosa magica, ma in realtà tutto questo era possibile grazie al piccolo computer che Zangemann aveva incorporato nei dispositivi.</text:p>
              <text:p/>
              <text:p>Anche alla scuola di Ada queste invenzioni erano molto popolari, e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accanto alla discarica. C’erano molte apparecchiature rotte e pezzi arrugginiti, che lei aveva messo insieme per realizzare nuove fantastiche cose: una macchinina senza motore, che lei e il suo fratellino Alan utilizzavano per sfrecciare giù dalle colline, un mulino a vento, o dei terrificanti mostri di spazzatura, che poi avrebbero combattuto insieme. Trovava anche molti oggetti utili, un vecchio cellulare ad esempio. Lo schermo aveva una crepa, ma avrebbe potuto aggiustarlo, e anche se nella discarica non c’era Internet, avrebbe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passava molte ore in questo modo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in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giorno Zangemann pensò: «Oggi voglio guardare da vicino le mie invenzioni!». Mise quindi via il suo grande cannocchiale e scese le molt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e non senza un po’ di orgoglio, quando passò davanti a un gruppo di persone che stavano tutte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7.111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All’improvviso sentì una musica molto forte. Non aveva mai udito niente di così orribile. Si guardò intorno e vide che la musica usciva da uno degli altoparlanti che lui aveva inventato. Lo teneva in mano un bambino dall’altra parte della strada. Il bambino sembrava apprezzare la musica, ma faceva venire a Zangemann un terribile mal di testa, e il suo umore peggiorò ancor di più. Non avrebbe mai immaginato che la sua passeggiata sarebbe finita in quel modo!</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5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on riuscendo a dormire, si sedette nel bel mezzo della notte innanzi al suo computer dorato. Da lì diede il comando a tutti i minicomputer negli skateboard che questi non potessero più andare sui marciapiedi. Ordinò al piccolo computer inserito nelle casse di riprodurre solo musica a basso volume, ad eccezione della sua musica preferita, che immediatamente acce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c’era un grande fermento alla scuola di Ada.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ettendo insieme alcune parti di tre bici rotte, ne costruì una nuova, che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Questi dispositivi poteva prenderli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10"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12" draw:text-style-name="P2" draw:layer="layout" svg:width="16.799cm" svg:height="10.429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gli incuriositi compagni di classe.</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Per l’autista dell’autobus, costruirono un sistema di irrigazione automatico da un vecchio computer e da vecchi tubi,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quando il Presidente passò davanti ai bambini bagnati e gocciolanti,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stesso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Il giorno il Presidente dopo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quindi immediatamente i suoi consiglieri. In una grande riunion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Arrabb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7"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The book Ada &amp; Zangemann: A Tale of Software, Skateboards, and Raspberry Ice Cream by Matthias Kirschner and Sandra Brandstätter, published by No Starch Press, is licensed under “Creative Commons Attribution-ShareAlike 4.0 International (CC BY-SA 4.0).”</text:span></text:p>
            <text:p text:style-name="P6"><text:span text:style-name="T2"/></text:p>
            <text:p text:style-name="P6"><text:span text:style-name="T2"><text:a xlink:href="https://creativecommons.org/licenses/by-sa/4.0/" xlink:type="simple">https://creativecommons.org/licenses/by-sa/4.0/</text:a></text:span></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office:forms form:automatic-focus="false" form:apply-design-mode="false"/>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09-26T12:10:00.775765922</dc:date>
    <meta:editing-duration>PT4H15M3S</meta:editing-duration>
    <meta:editing-cycles>31</meta:editing-cycles>
    <meta:generator>LibreOffice/7.1.3.2$Linux_X86_64 LibreOffice_project/10$Build-2</meta:generator>
    <meta:document-statistic meta:object-count="186"/>
  </office:meta>
</office:document-meta>
</file>